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7D8F45192CC944F6.png" manifest:media-type="image/png"/>
  <manifest:file-entry manifest:full-path="Pictures/100005810000031A0000031A90A9BB170713D465.svg" manifest:media-type="image/svg+xml"/>
  <manifest:file-entry manifest:full-path="Pictures/100000010000001E0000001E78CC6FB027B1CB98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0bbe23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f7c090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4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officeooo:rsid="014eeaf0"/>
    </style:style>
    <style:style style:name="T157" style:family="text">
      <style:text-properties officeooo:rsid="014ea810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text-line-through-style="none" style:text-line-through-type="none" fo:language="nl" fo:country="NL" fo:font-style="normal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text-line-through-style="none" style:text-line-through-type="none" fo:language="nl" fo:country="NL" fo:font-style="normal" style:text-underline-style="none" fo:font-weight="normal" officeooo:rsid="021452d2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77" style:family="text">
      <style:text-properties officeooo:rsid="00172dcf"/>
    </style:style>
    <style:style style:name="T178" style:family="text">
      <style:text-properties fo:font-weight="normal" officeooo:rsid="00172dcf" style:font-weight-asian="normal" style:font-weight-complex="normal"/>
    </style:style>
    <style:style style:name="T179" style:family="text">
      <style:text-properties officeooo:rsid="0119bd75"/>
    </style:style>
    <style:style style:name="T180" style:family="text">
      <style:text-properties style:font-name="Liberation Sans"/>
    </style:style>
    <style:style style:name="T181" style:family="text">
      <style:text-properties style:font-name="Liberation Sans" fo:font-size="12pt" style:font-size-asian="12pt" style:font-size-complex="12pt"/>
    </style:style>
    <style:style style:name="T182" style:family="text">
      <style:text-properties style:font-name="Liberation Sans" fo:font-size="12pt" officeooo:rsid="009c12e0" style:font-size-asian="12pt" style:font-size-complex="12pt"/>
    </style:style>
    <style:style style:name="T183" style:family="text">
      <style:text-properties style:font-name="Liberation Sans" fo:font-size="12pt" officeooo:rsid="00178133" style:font-size-asian="12pt" style:font-size-complex="12pt"/>
    </style:style>
    <style:style style:name="T184" style:family="text">
      <style:text-properties style:font-name="Liberation Sans" fo:font-size="12pt" officeooo:rsid="007ef2fc" style:font-size-asian="12pt" style:font-size-complex="12pt"/>
    </style:style>
    <style:style style:name="T185" style:family="text">
      <style:text-properties style:font-name="Liberation Sans" fo:font-size="12pt" style:text-underline-style="none" officeooo:rsid="009c12e0" style:font-size-asian="12pt" style:font-size-complex="12pt"/>
    </style:style>
    <style:style style:name="T186" style:family="text">
      <style:text-properties style:font-name="Liberation Sans" fo:font-size="10pt" style:font-size-asian="10pt" style:font-size-complex="10pt"/>
    </style:style>
    <style:style style:name="T187" style:family="text">
      <style:text-properties style:font-name="Liberation Sans" fo:font-size="10pt" officeooo:rsid="0203f598" style:font-size-asian="10pt" style:font-size-complex="10pt"/>
    </style:style>
    <style:style style:name="T188" style:family="text">
      <style:text-properties officeooo:rsid="007505e5"/>
    </style:style>
    <style:style style:name="T189" style:family="text">
      <style:text-properties officeooo:rsid="0013aa8e"/>
    </style:style>
    <style:style style:name="T190" style:family="text">
      <style:text-properties officeooo:rsid="007ef2fc"/>
    </style:style>
    <style:style style:name="T191" style:family="text">
      <style:text-properties officeooo:rsid="01e96954"/>
    </style:style>
    <style:style style:name="T192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officeooo:rsid="04473353"/>
    </style:style>
    <style:style style:name="T199" style:family="text">
      <style:text-properties officeooo:rsid="0f95a7a0"/>
    </style:style>
    <style:style style:name="T200" style:family="text">
      <style:text-properties officeooo:rsid="0f8f58bd"/>
    </style:style>
    <style:style style:name="T201" style:family="text">
      <style:text-properties officeooo:rsid="0aace3cd"/>
    </style:style>
    <style:style style:name="T202" style:family="text">
      <style:text-properties style:font-name="Ubuntu1" fo:font-size="10pt" style:font-size-asian="10pt" style:font-size-complex="10pt"/>
    </style:style>
    <style:style style:name="T2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officeooo:rsid="0203f598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1">het</text:span></text:span><text:span text:style-name="Strong_20_Emphasis"><text:span text:style-name="T140"> </text:span></text:span><text:span text:style-name="Strong_20_Emphasis"><text:span text:style-name="T142">overzetten</text:span></text:span><text:span text:style-name="Strong_20_Emphasis"><text:span text:style-name="T140"> van Windows naar </text:span></text:span><text:span text:style-name="Strong_20_Emphasis"><text:span text:style-name="T143">Linux (</text:span></text:span><text:span text:style-name="Strong_20_Emphasis"><text:span text:style-name="T144">Ubuntu </text:span></text:span><text:span text:style-name="Strong_20_Emphasis"><text:span text:style-name="T145">of Debian</text:span></text:span><text:span text:style-name="Strong_20_Emphasis"><text:span text:style-name="T146">)</text:span></text:span><text:span text:style-name="T140">.</text:span></text:p>
      <text:p text:style-name="P15"><text:span text:style-name="Strong_20_Emphasis"><text:span text:style-name="T90"/></text:span></text:p>
      <text:list xml:id="list261002707" text:style-name="L1">
        <text:list-item>
          <text:p text:style-name="P65"><text:span text:style-name="T132">Over</text:span><text:span text:style-name="T133">zetten</text:span><text:span text:style-name="T131"> voorbereiden</text:span><text:span text:style-name="T130"> (</text:span><text:span text:style-name="T129">op</text:span><text:span text:style-name="T130"> Windows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4">Verbreek de Internetverbinding, zodat er geen nieuwe </text:span><text:span text:style-name="T135">e-</text:span><text:span text:style-name="T134">mails </text:span><text:span text:style-name="T135">meer</text:span><text:span text:style-name="T136"> </text:span><text:span text:style-name="T135">binnen </text:span><text:span text:style-name="T136">kunnen </text:span><text:span text:style-name="T134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88">l</text:span> <text:span text:style-name="T189">computernaam en </text:span>gebruikersnamen (zie pagina <text:span text:style-name="T190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1">Verzamel </text:span><text:span text:style-name="Emphasis"><text:span text:style-name="T185">per gebruiker</text:span></text:span><text:span text:style-name="T182"> </text:span><text:span text:style-name="T181">E-mailadressen </text:span><text:span text:style-name="T183">en</text:span><text:span text:style-name="T181"> mailserver</text:span><text:span text:style-name="T183">adressen</text:span><text:span text:style-name="T181"> inclusief gebruikersnamen en wachtwoorden, zie pagina </text:span><text:span text:style-name="T184">4</text:span><text:span text:style-name="T181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47">Installeer en start </text:span><text:span text:style-name="T153">Google Chrome</text:span><text:span text:style-name="T147">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3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47">Installeer en start Mozilla Firefox, i</text:span><text:span text:style-name="T52">mporteer </text:span><text:span text:style-name="Emphasis"><text:span text:style-name="T80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47">.</text:span></text:p>
            <text:p text:style-name="P24"><text:span text:style-name="T137">Als importeren niet lukt, alles exporteren </text:span><text:span text:style-name="T138">op alle mogelijke manieren </text:span><text:span text:style-name="T137">vanuit </text:span><text:span text:style-name="T139">de </text:span><text:span text:style-name="T137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47">Installeer en start Mozilla Thunderbird, importeer </text:span><text:span text:style-name="Emphasis"><text:span text:style-name="T154">per gebruiker</text:span></text:span><text:span text:style-name="T148"> </text:span><text:span text:style-name="T149">vanuit </text:span><text:span text:style-name="T150">het </text:span><text:span text:style-name="T149">huidig e-mailprogramma </text:span><text:span text:style-name="T15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1">accountinstellingen</text:span><text:span text:style-name="T14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33" draw:name="Vorm14" draw:style-name="gr1" draw:text-style-name="P71" svg:width="0.35cm" svg:height="0.35cm" draw:control="control132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4" draw:name="Vorm15" draw:style-name="gr1" draw:text-style-name="P71" svg:width="0.35cm" svg:height="0.35cm" draw:control="control133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5" draw:name="Vorm16" draw:style-name="gr1" draw:text-style-name="P71" svg:width="0.35cm" svg:height="0.35cm" draw:control="control134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6" draw:name="Vorm17" draw:style-name="gr1" draw:text-style-name="P71" svg:width="0.35cm" svg:height="0.35cm" draw:control="control135"/></text:span></text:span><text:span text:style-name="Strong_20_Emphasis"><text:span text:style-name="T159"><text:tab/></text:span></text:span><text:span text:style-name="T180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58"><text:s/></text:span></text:span><text:span text:style-name="Strong_20_Emphasis"><text:span text:style-name="T159"><draw:control text:anchor-type="as-char" draw:z-index="129" draw:name="Vorm19" draw:style-name="gr1" draw:text-style-name="P71" svg:width="0.35cm" svg:height="0.35cm" draw:control="control128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0" draw:name="Vorm20" draw:style-name="gr1" draw:text-style-name="P71" svg:width="0.35cm" svg:height="0.35cm" draw:control="control129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1" draw:name="Vorm21" draw:style-name="gr1" draw:text-style-name="P71" svg:width="0.35cm" svg:height="0.35cm" draw:control="control130"/></text:span></text:span><text:span text:style-name="Strong_20_Emphasis"><text:span text:style-name="T158"><text:s/></text:span></text:span><text:span text:style-name="Strong_20_Emphasis"><text:span text:style-name="T159"><draw:control text:anchor-type="as-char" draw:z-index="132" draw:name="Vorm22" draw:style-name="gr1" draw:text-style-name="P71" svg:width="0.35cm" svg:height="0.35cm" draw:control="control131"/></text:span></text:span><text:span text:style-name="Strong_20_Emphasis"><text:span text:style-name="T159"><text:tab/></text:span></text:span><text:span text:style-name="T180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2">agenda, </text:span><text:span text:style-name="T14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4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55539565592356" text:continue-list="list261002707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5"> (</text:span></text:span><text:span text:style-name="Strong_20_Emphasis"><text:span text:style-name="T88">op</text:span></text:span><text:span text:style-name="Strong_20_Emphasis"><text:span text:style-name="T85"> </text:span></text:span><text:span text:style-name="Strong_20_Emphasis"><text:span text:style-name="T87">Linux of </text:span></text:span><text:span text:style-name="Strong_20_Emphasis"><text:span text:style-name="T85">Windows) - </text:span></text:span><text:span text:style-name="Strong_20_Emphasis"><text:span text:style-name="T86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2">E</text:span></text:span><text:span text:style-name="Definition"><text:span text:style-name="T193">sc</text:span></text:span><text:span text:style-name="Definition"><text:span text:style-name="T113">, </text:span></text:span><text:span text:style-name="Definition"><text:span text:style-name="T194">D</text:span></text:span><text:span text:style-name="Definition"><text:span text:style-name="T193">elete</text:span></text:span><text:span text:style-name="Definition"><text:span text:style-name="T113">, </text:span></text:span><text:span text:style-name="Definition"><text:span text:style-name="T194">F</text:span></text:span><text:span text:style-name="Definition"><text:span text:style-name="T193">1</text:span></text:span><text:span text:style-name="Definition"><text:span text:style-name="T113">, </text:span></text:span><text:span text:style-name="Definition"><text:span text:style-name="T193">F2</text:span></text:span><text:span text:style-name="Definition"><text:span text:style-name="T113">, </text:span></text:span><text:span text:style-name="Definition"><text:span text:style-name="T194">F9, </text:span></text:span><text:span text:style-name="Definition"><text:span text:style-name="T195">F10, F11, </text:span></text:span><text:span text:style-name="Definition"><text:span text:style-name="T196">of</text:span></text:span><text:span text:style-name="Definition"><text:span text:style-name="T195"> </text:span></text:span><text:span text:style-name="Definition"><text:span text:style-name="T194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198">Vanaf ee</text:span>n <text:span text:style-name="T199">L</text:span>ive <text:span text:style-name="T200">USB</text:span><text:span text:style-name="T201">-stick</text:span><text:span text:style-name="T202"> </text:span>kunt <text:span text:style-name="T198">u opstarten en</text:span> <text:span text:style-name="T186">met </text:span><text:span text:style-name="T187">Linux</text:span><text:span text:style-name="Strong_20_Emphasis"><text:span text:style-name="T155"> </text:span></text:span>werken zonder enige bestanden op de harde schijf te wijzigen en maakt ook installatie van <text:span text:style-name="T206">Linux</text:span><text:span text:style-name="Strong_20_Emphasis"><text:span text:style-name="T155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3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5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4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/text:span></text:span><text:span text:style-name="Strong_20_Emphasis"><text:span text:style-name="T83">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2">&lt;</text:span></text:span><text:span text:style-name="Definition"><text:span text:style-name="T161">Gebruikersnaam</text:span></text:span><text:span text:style-name="Definition"><text:span text:style-name="T162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2">W7<text:tab/></text:span></text:span><text:span text:style-name="Emphasis"><text:span text:style-name="T84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0">&lt;</text:span></text:span><text:span text:style-name="Definition"><text:span text:style-name="T161">Gebruikersnaam</text:span></text:span><text:span text:style-name="Definition"><text:span text:style-name="T160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55541087779286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4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3"><text:tab/></text:span></text:span></text:p>
      <text:list xml:id="list155541389688421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1">(</text:span></text:span><text:span text:style-name="Strong_20_Emphasis"><text:span text:style-name="T88">op</text:span></text:span><text:span text:style-name="Strong_20_Emphasis"><text:span text:style-name="T81"> </text:span></text:span><text:span text:style-name="Strong_20_Emphasis"><text:span text:style-name="T89">Linux</text:span></text:span><text:span text:style-name="Strong_20_Emphasis"><text:span text:style-name="T81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5"/></text:span></text:p>
        </text:list-item>
      </text:list>
      <text:p text:style-name="P17"><text:span text:style-name="Strong_20_Emphasis"><text:span text:style-name="T163"><draw:control text:anchor-type="as-char" draw:z-index="2" draw:name="Vorm54" draw:style-name="gr1" draw:text-style-name="P71" svg:width="0.35cm" svg:height="0.35cm" draw:control="control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3" draw:name="Vorm55" draw:style-name="gr1" draw:text-style-name="P71" svg:width="0.35cm" svg:height="0.35cm" draw:control="control12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4" draw:name="Vorm56" draw:style-name="gr1" draw:text-style-name="P71" svg:width="0.35cm" svg:height="0.35cm" draw:control="control1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15" draw:name="Vorm57" draw:style-name="gr1" draw:text-style-name="P71" svg:width="0.35cm" svg:height="0.35cm" draw:control="control14"/></text:span></text:span><text:span text:style-name="Strong_20_Emphasis"><text:span text:style-name="T163"><text:tab/></text:span></text:span><text:span text:style-name="Strong_20_Emphasis"><text:span text:style-name="T166">Zorg dat er geen </text:span></text:span><text:span text:style-name="Strong_20_Emphasis"><text:span text:style-name="T164">Internetverbinding </text:span></text:span><text:span text:style-name="Strong_20_Emphasis"><text:span text:style-name="T166">is, zodat er geen nieuwe </text:span></text:span><text:span text:style-name="Strong_20_Emphasis"><text:span text:style-name="T167">e-</text:span></text:span><text:span text:style-name="Strong_20_Emphasis"><text:span text:style-name="T166">mails </text:span></text:span><text:span text:style-name="Strong_20_Emphasis"><text:span text:style-name="T168">kunnen </text:span></text:span><text:span text:style-name="Strong_20_Emphasis"><text:span text:style-name="T167">binnen</text:span></text:span><text:span text:style-name="Strong_20_Emphasis"><text:span text:style-name="T166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3"><draw:control text:anchor-type="as-char" draw:z-index="8" draw:name="Vorm82" draw:style-name="gr1" draw:text-style-name="P71" svg:width="0.35cm" svg:height="0.35cm" draw:control="control7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1" draw:name="Vorm83" draw:style-name="gr1" draw:text-style-name="P71" svg:width="0.35cm" svg:height="0.35cm" draw:control="control30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2" draw:name="Vorm84" draw:style-name="gr1" draw:text-style-name="P71" svg:width="0.35cm" svg:height="0.35cm" draw:control="control31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3" draw:name="Vorm85" draw:style-name="gr1" draw:text-style-name="P71" svg:width="0.35cm" svg:height="0.35cm" draw:control="control32"/></text:span></text:span><text:span text:style-name="Strong_20_Emphasis"><text:span text:style-name="T163"><text:tab/></text:span></text:span><text:span text:style-name="Strong_20_Emphasis"><text:span text:style-name="T164">Start Firefox en controleer de werking.</text:span></text:span></text:p>
      <text:p text:style-name="P17"><text:span text:style-name="Strong_20_Emphasis"><text:span text:style-name="T163"><draw:control text:anchor-type="as-char" draw:z-index="9" draw:name="Vorm86" draw:style-name="gr1" draw:text-style-name="P71" svg:width="0.35cm" svg:height="0.35cm" draw:control="control8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4" draw:name="Vorm87" draw:style-name="gr1" draw:text-style-name="P71" svg:width="0.35cm" svg:height="0.35cm" draw:control="control33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5" draw:name="Vorm88" draw:style-name="gr1" draw:text-style-name="P71" svg:width="0.35cm" svg:height="0.35cm" draw:control="control34"/></text:span></text:span><text:span text:style-name="Strong_20_Emphasis"><text:span text:style-name="T163"><text:tab/></text:span></text:span><text:span text:style-name="Strong_20_Emphasis"><text:span text:style-name="T163"><draw:control text:anchor-type="as-char" draw:z-index="36" draw:name="Vorm89" draw:style-name="gr1" draw:text-style-name="P71" svg:width="0.35cm" svg:height="0.35cm" draw:control="control35"/></text:span></text:span><text:span text:style-name="Strong_20_Emphasis"><text:span text:style-name="T163"><text:tab/></text:span></text:span><text:span text:style-name="Strong_20_Emphasis"><text:span text:style-name="T164">Kopieer de Thunderbird data </text:span></text:span><text:span text:style-name="Strong_20_Emphasis"><text:span text:style-name="T169">naar ~/.thunderbird, </text:span></text:span><text:span text:style-name="Strong_20_Emphasis"><text:span text:style-name="T170">of in </text:span></text:span><text:span text:style-name="Strong_20_Emphasis"><text:span text:style-name="T169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55539429958755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2277001840" text:style-name="L2">
        <text:list-header>
          <text:p text:style-name="P68"><text:span text:style-name="Strong_20_Emphasis"><text:span text:style-name="T176"/></text:span></text:p>
          <text:p text:style-name="P69"><text:span text:style-name="Strong_20_Emphasis"><text:span text:style-name="T176"><text:line-break/></text:span></text:span><text:span text:style-name="Strong_20_Emphasis"><text:span text:style-name="T76">E</text:span></text:span><text:span text:style-name="Strong_20_Emphasis"><text:span text:style-name="T77">inde c</text:span></text:span><text:span text:style-name="Strong_20_Emphasis"><text:span text:style-name="T78">hecklist, </text:span></text:span><text:span text:style-name="Strong_20_Emphasis"><text:span text:style-name="T79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55539890509596" text:continue-numbering="true" text:style-name="L2">
        <text:list-header>
          <text:p text:style-name="P70"><text:span text:style-name="Emphasis"><text:span text:style-name="T17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75">CC0 1.0 Universeel</text:span></text:span></text:a><text:span text:style-name="Emphasis"><text:span text:style-name="T173"> </text:span></text:span><text:span text:style-name="Emphasis"><text:span text:style-name="T17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78CC6FB027B1CB98.png" xlink:type="simple" xlink:show="embed" xlink:actuate="onLoad" draw:mime-type="image/png"/></draw:frame></draw:a></text:span></text:span><text:span text:style-name="Emphasis"><text:span text:style-name="T19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7D8F45192CC944F6.png" xlink:type="simple" xlink:show="embed" xlink:actuate="onLoad" draw:mime-type="image/png"/></draw:frame></draw:a></text:span></text:span><text:span text:style-name="Emphasis"><text:span text:style-name="T197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1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79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78">Inkomende</text:span><text:span text:style-name="T177"> </text:span>mailserver<text:line-break/>(pop.voorbeeld.com)</text:p>
          </table:table-cell>
          <table:table-cell table:style-name="Tabel2.G1" office:value-type="string">
            <text:p text:style-name="P47"><text:span text:style-name="T177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3-30T15:55:39.037256268">30-03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3-30T15:55:39.038479607">30-03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55:38.911401015</dc:date>
    <meta:print-date>2014-01-05T10:21:33.960023988</meta:print-date>
    <meta:keyword>Installatie</meta:keyword>
    <meta:keyword>Checklist</meta:keyword>
    <meta:keyword>Linux</meta:keyword>
    <meta:editing-cycles>2422</meta:editing-cycles>
    <meta:editing-duration>P5DT48M10S</meta:editing-duration>
    <meta:printed-by>Karel Zimmer</meta:printed-by>
    <dc:creator>Karel Zimmer</dc:creator>
    <meta:document-statistic meta:table-count="5" meta:image-count="2" meta:object-count="0" meta:page-count="4" meta:paragraph-count="155" meta:word-count="555" meta:character-count="4463" meta:non-whitespace-character-count="3776"/>
    <meta:user-defined meta:name="Info 1"/>
    <meta:user-defined meta:name="Info 2"/>
    <meta:user-defined meta:name="Info 3"/>
    <meta:user-defined meta:name="Info 4"/>
  </office:meta>
</office:document-meta>
</file>